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ize="12pt" fo:font-style="normal" style:text-underline-style="none" fo:font-weight="normal" officeooo:rsid="001caef4" officeooo:paragraph-rsid="0005338a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color="#000000" loext:opacity="100%" fo:font-size="12pt" fo:font-style="normal" style:text-underline-style="none" fo:font-weight="normal" officeooo:rsid="0005338a" officeooo:paragraph-rsid="0005338a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color="#000000" loext:opacity="100%" fo:font-size="12pt" fo:font-style="normal" style:text-underline-style="none" fo:font-weight="normal" officeooo:rsid="00056ffe" officeooo:paragraph-rsid="00056ffe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2pt" fo:font-style="italic" style:text-underline-style="solid" style:text-underline-width="auto" style:text-underline-color="font-color" fo:font-weight="bold" officeooo:rsid="001caef4" officeooo:paragraph-rsid="0005338a" style:font-size-asian="22pt" style:font-style-asian="italic" style:font-weight-asian="bold" style:font-size-complex="22pt" style:font-style-complex="italic" style:font-weight-complex="bold"/>
    </style:style>
    <style:style style:name="P5" style:family="paragraph" style:parent-style-name="Standard">
      <style:text-properties fo:font-size="22pt" fo:font-style="italic" style:text-underline-style="solid" style:text-underline-width="auto" style:text-underline-color="font-color" fo:font-weight="bold" officeooo:rsid="001caef4" officeooo:paragraph-rsid="0005338a" style:font-size-asian="22pt" style:font-style-asian="italic" style:font-weight-asian="bold" style:font-size-complex="22pt" style:font-style-complex="italic" style:font-weight-complex="bold"/>
    </style:style>
    <style:style style:name="P6" style:family="paragraph" style:parent-style-name="Standard">
      <style:text-properties fo:color="#00a933" loext:opacity="100%" fo:font-size="16pt" fo:font-style="normal" style:text-underline-style="solid" style:text-underline-width="auto" style:text-underline-color="font-color" fo:font-weight="bold" officeooo:rsid="001caef4" officeooo:paragraph-rsid="0005338a" style:font-size-asian="14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text-properties fo:color="#00a933" loext:opacity="100%" fo:font-size="16pt" fo:font-style="normal" style:text-underline-style="solid" style:text-underline-width="auto" style:text-underline-color="font-color" fo:font-weight="bold" officeooo:rsid="001caef4" officeooo:paragraph-rsid="0005338a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text-properties fo:color="#000000" loext:opacity="100%" fo:font-size="12pt" fo:font-style="normal" style:text-underline-style="none" fo:font-weight="bold" officeooo:rsid="002fce3f" officeooo:paragraph-rsid="00075d31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color="#000000" loext:opacity="100%" fo:font-size="12pt" fo:font-style="normal" style:text-underline-style="none" fo:font-weight="bold" officeooo:rsid="002fce3f" officeooo:paragraph-rsid="00084ba1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fo:color="#000000" loext:opacity="100%" fo:font-size="12pt" fo:font-style="normal" style:text-underline-style="none" fo:font-weight="bold" officeooo:rsid="0005338a" officeooo:paragraph-rsid="0005338a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fo:color="#000000" loext:opacity="100%" fo:font-size="12pt" fo:font-style="normal" style:text-underline-style="none" fo:font-weight="bold" officeooo:rsid="00075d31" officeooo:paragraph-rsid="00075d31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fo:color="#000000" loext:opacity="100%" fo:font-size="12pt" fo:font-style="normal" style:text-underline-style="none" fo:font-weight="bold" officeooo:rsid="00056ffe" officeooo:paragraph-rsid="00056ffe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fo:color="#000000" loext:opacity="100%" fo:font-size="12pt" fo:font-style="normal" style:text-underline-style="none" fo:font-weight="normal" officeooo:rsid="0005338a" officeooo:paragraph-rsid="0005338a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fo:font-size="12pt" fo:font-style="normal" style:text-underline-style="none" fo:font-weight="normal" officeooo:rsid="00075d31" officeooo:paragraph-rsid="00075d31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5338a"/>
    </style:style>
    <style:style style:name="T2" style:family="text">
      <style:text-properties officeooo:rsid="00056ffe"/>
    </style:style>
    <style:style style:name="T3" style:family="text">
      <style:text-properties officeooo:rsid="0005cd7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75d31" style:font-weight-asian="normal" style:font-weight-complex="normal"/>
    </style:style>
    <style:style style:name="T6" style:family="text">
      <style:text-properties fo:font-weight="normal" officeooo:rsid="00084ba1" style:font-weight-asian="normal" style:font-weight-complex="normal"/>
    </style:style>
    <style:style style:name="T7" style:family="text">
      <style:text-properties officeooo:rsid="00075d31"/>
    </style:style>
    <style:style style:name="T8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rtie <text:span text:style-name="T1">2</text:span> – Le<text:span text:style-name="T1">cture et Écriture</text:span></text:p>
      <text:p text:style-name="P5"/>
      <text:p text:style-name="P6">Exercice <text:span text:style-name="T1">2</text:span>.1</text:p>
      <text:p text:style-name="P6"/>
      <text:p text:style-name="P1"><text:span text:style-name="T1">Val </text:span>= <text:span text:style-name="T1">2</text:span>3<text:span text:style-name="T1">1</text:span></text:p>
      <text:p text:style-name="P1"><text:span text:style-name="T1">Double</text:span> = <text:span text:style-name="T1">462</text:span></text:p>
      <text:p text:style-name="P1"/>
      <text:p text:style-name="P7">Exercice <text:span text:style-name="T1">2</text:span>.2</text:p>
      <text:p text:style-name="P8">Variable <text:span text:style-name="T4">A, </text:span><text:span text:style-name="T5">B</text:span> en Entier</text:p>
      <text:p text:style-name="P10">Début</text:p>
      <text:p text:style-name="P14"><text:span text:style-name="T8">Écrire </text:span>‘‘Entrer un nombre :’’</text:p>
      <text:p text:style-name="P2">Lire A</text:p>
      <text:p text:style-name="P2">B ← A*<text:span text:style-name="T7">A</text:span></text:p>
      <text:p text:style-name="P2"><text:span text:style-name="T8">Écrire</text:span> ‘‘<text:span text:style-name="T7">Son Carré est : ’</text:span>’, <text:span text:style-name="T7">B</text:span></text:p>
      <text:p text:style-name="P10">Fin</text:p>
      <text:p text:style-name="P1"/>
      <text:p text:style-name="P7">Exercice <text:span text:style-name="T1">2</text:span>.3</text:p>
      <text:p text:style-name="P8">Variable <text:span text:style-name="T4">A, </text:span><text:span text:style-name="T5">B, C, T</text:span> en Entier</text:p>
      <text:p text:style-name="P10">Début</text:p>
      <text:p text:style-name="P11">Écrire <text:span text:style-name="T4">‘‘Donner le prix HT :’’</text:span></text:p>
      <text:p text:style-name="P2"><text:span text:style-name="T8">Lire</text:span> A</text:p>
      <text:p text:style-name="P14"><text:span text:style-name="T8">Écrire</text:span> ‘‘Donner le nombre d’article :’’</text:p>
      <text:p text:style-name="P2"><text:span text:style-name="T8">Lire</text:span> B</text:p>
      <text:p text:style-name="P14"><text:span text:style-name="T8">Écrire</text:span> ‘Taux de TVA :’</text:p>
      <text:p text:style-name="P2"><text:span text:style-name="T8">Lire</text:span> <text:span text:style-name="T7">C</text:span></text:p>
      <text:p text:style-name="P3">T ← A * <text:span text:style-name="T7">B</text:span> * <text:span text:style-name="T7">(1 + C)</text:span></text:p>
      <text:p text:style-name="P3"><text:span text:style-name="T8">Écrire</text:span> ‘‘<text:span text:style-name="T7">Le prix total, TVA inclus, est :’’</text:span> T</text:p>
      <text:p text:style-name="P12">Fin</text:p>
      <text:p text:style-name="P1"/>
      <text:p text:style-name="P7">Exercice <text:span text:style-name="T1">2</text:span>.4</text:p>
      <text:p text:style-name="P9">Variable <text:span text:style-name="T4">A, </text:span><text:span text:style-name="T5">B, C, </text:span><text:span text:style-name="T6">D</text:span> en Entier</text:p>
      <text:p text:style-name="P3">Début</text:p>
      <text:p text:style-name="P1">A ← <text:s/>‘‘<text:span text:style-name="T2">Belle marquise’’</text:span></text:p>
      <text:p text:style-name="P1">B ← <text:s/>‘‘<text:span text:style-name="T2">vos </text:span><text:span text:style-name="T3">beaux </text:span><text:span text:style-name="T2">yeux’’</text:span></text:p>
      <text:p text:style-name="P1">C ← <text:s/>‘‘<text:span text:style-name="T2">me font mourir’’</text:span></text:p>
      <text:p text:style-name="P3">D ← ‘‘d’amour’’</text:p>
      <text:p text:style-name="P3">E ← A &amp; B &amp; C &amp; D</text:p>
      <text:p text:style-name="P3">F ← B &amp; C &amp; D &amp; A</text:p>
      <text:p text:style-name="P3">G ← C &amp; D &amp; B &amp; A</text:p>
      <text:p text:style-name="P3">H ← A &amp; D &amp; C &amp; B</text:p>
      <text:p text:style-name="P3">Écrire E &amp; F &amp; G &amp; H</text:p>
      <text:p text:style-name="P3">F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6:05:27.385116102</meta:creation-date>
    <dc:date>2023-08-30T09:00:19.566810083</dc:date>
    <meta:editing-duration>PT3M3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7" meta:word-count="163" meta:character-count="621" meta:non-whitespace-character-count="491"/>
  </office:meta>
</office:document-meta>
</file>